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8c4e" officeooo:paragraph-rsid="001e8c4e"/>
    </style:style>
    <style:style style:name="P2" style:family="paragraph" style:parent-style-name="Standard">
      <style:text-properties officeooo:rsid="001e8c4e" officeooo:paragraph-rsid="001e93aa"/>
    </style:style>
    <style:style style:name="P3" style:family="paragraph" style:parent-style-name="Standard">
      <style:text-properties officeooo:rsid="001e93aa" officeooo:paragraph-rsid="001e93aa"/>
    </style:style>
    <style:style style:name="T1" style:family="text">
      <style:text-properties style:text-position="super 58%"/>
    </style:style>
    <style:style style:name="T2" style:family="text">
      <style:text-properties officeooo:rsid="001e93a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Jai Shri Ganesh – Date 20/11/1995 Inaguration of this spiritual premises by Mr. Ashok Choudhary </text:p>
      <text:p text:style-name="P3"/>
      <text:p text:style-name="P3">19/02/2007 – Maa Durga Idol Sthapana (In remembrance of Hem Raj Mittal by his son )</text:p>
      <text:p text:style-name="P3">19/02/2007- <text:s/>Shri Hanuman Ji (By Shri Krishan Sankirtan Mandal Harpal Nagar – Pradhan:Anita Modi ,Secretary Vimala Bansal ,Cashier Shanti Devi)</text:p>
      <text:p text:style-name="P2">4/09/2007 - 1<text:span text:style-name="T1">st</text:span> Janamashtami Celebration</text:p>
      <text:p text:style-name="P1">11/02/2008 - 1<text:span text:style-name="T1">st</text:span> Kavadh Celebration(Satish Kumar,Bnod kumar Singla,Virender kumar Yada,Narayan Yadav,Lakku Yadav,Ram Yadav)</text:p>
      <text:p text:style-name="P1"/>
      <text:p text:style-name="P1">10/10/2009 – Mandir Renovation</text:p>
      <text:p text:style-name="P1">24/10/2010 – Mandir Committie formation (Anil Mittal,Ashok Choudhary <text:s/>Ravindar Kansal,Snajeev Tandon,Mahesh Gar<text:span text:style-name="T2">g</text:span>,Devraj,Harbans Lal,Satpal,Snajeev Garg,Pawan Singla,Bhushan Singh)</text:p>
      <text:p text:style-name="P2">17/08/2012 – Gumbad Nirman</text:p>
      <text:p text:style-name="P3">19/02/2016 – Shiv Parvati Murti Sthapana(In remembrance if Dr. Mashes Garg by his son Mr . Pawan Garg(LIC) and family)</text:p>
      <text:p text:style-name="P3">19/02/2016 – Shri Santoshi Mata Idol sthapana(By Mahila Sankirtan Mandal Harpal Nagar)</text:p>
      <text:p text:style-name="P3"/>
      <text:p text:style-name="P1">Current:</text:p>
      <text:p text:style-name="P1">Pradhan:Anil Mittal</text:p>
      <text:p text:style-name="P1">Secretary:Devraj Singla</text:p>
      <text:p text:style-name="P1">Naresh Jindal:Joint Secretary</text:p>
      <text:p text:style-name="P1">Kailash Garg:Cashier </text:p>
      <text:p text:style-name="P1">Harbans Lal:Assistant Cashier</text:p>
      <text:p text:style-name="P1">Bhushan Kumar :Member</text:p>
      <text:p text:style-name="P1">Pawan Kumarr Singla</text:p>
      <text:p text:style-name="P1">Satpal Gupta</text:p>
      <text:p text:style-name="P1">Pawan Garg</text:p>
      <text:p text:style-name="P1">Mashesh Bansal</text:p>
      <text:p text:style-name="P1">Murli Manohar</text:p>
      <text:p text:style-name="P1">Umesh Garg</text:p>
      <text:p text:style-name="P1">Sanjeev Tandon</text:p>
      <text:p text:style-name="P1">Rajkumar Goyal</text:p>
      <text:p text:style-name="P1">Ashok Kumar</text:p>
      <text:p text:style-name="P1">Babbu</text:p>
      <text:p text:style-name="P1">Naresh Kumar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3T19:19:39.070311907</meta:creation-date>
    <meta:generator>LibreOffice/6.0.7.3$Linux_X86_64 LibreOffice_project/00m0$Build-3</meta:generator>
    <dc:date>2020-10-03T20:30:24.982340836</dc:date>
    <meta:editing-duration>PT10M34S</meta:editing-duration>
    <meta:editing-cycles>1</meta:editing-cycles>
    <meta:document-statistic meta:table-count="0" meta:image-count="0" meta:object-count="0" meta:page-count="1" meta:paragraph-count="28" meta:word-count="155" meta:character-count="1208" meta:non-whitespace-character-count="1069"/>
  </office:meta>
</office:document-meta>
</file>